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table:formula="of:=AVERAGE([.C$1:.C$20])" office:value-type="float" office:value="68.45" calcext:value-type="float">
            <text:p>68,4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a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am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am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dam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a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am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am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am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dam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dam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dam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da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dam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dam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dam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dam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table:formula="of:=AVERAGE([.$C24:.C$43])" office:value-type="float" office:value="88.9" calcext:value-type="float">
            <text:p>88,9</text:p>
          </table:table-cell>
        </table:table-row>
      </table:table>
      <table:table table:name="List2" table:style-name="ta1">
        <table:table-column table:style-name="co1" table:number-columns-repeated="1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MCTS Lat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MCTS Early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am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am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/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am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ce2" office:value-type="float" office:value="52" calcext:value-type="float">
            <text:p>52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2" office:value-type="float" office:value="52" calcext:value-type="float">
            <text:p>52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am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ce1" table:formula="of:=AVERAGE([.K1:.K10])" office:value-type="float" office:value="53.8" calcext:value-type="float">
            <text:p>53,8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am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am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table:style-name="ce1" table:formula="of:=AVERAGE([.N1:.N13])" office:value-type="float" office:value="76.6153846153846" calcext:value-type="float">
            <text:p>76,61538461538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a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am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am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am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am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am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dam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am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da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am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adam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am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dam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dam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da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dam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dam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dam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dam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dam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dam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adam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dam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am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da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dam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am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dam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am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dam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dam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dam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adam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da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dam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dam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dam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dam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dam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da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m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m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dam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dam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dam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dam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dam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am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dam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da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dam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am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adam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dam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dam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dam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am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dam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dam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da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dam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d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adam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dam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adam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dam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dam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dam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dam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adam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da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dam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dam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adam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am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adam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dam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dam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dam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da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adam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dam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da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dam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formula="of:=AVERAGE([.C1:.C100])" office:value-type="float" office:value="90.11" calcext:value-type="float">
            <text:p>90,11</text:p>
          </table:table-cell>
          <table:table-cell table:number-columns-repeated="3"/>
          <table:table-cell table:style-name="ce1" table:formula="of:=AVERAGE([.G1:.G100])" office:value-type="float" office:value="68.45" calcext:value-type="float">
            <text:p>68,4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List1.A1:List1.XFD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List2.A1:List2.XFD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7:09:44.300000000</meta:creation-date>
    <dc:date>2023-08-30T20:19:50.617000000</dc:date>
    <meta:editing-duration>PT3H10M6S</meta:editing-duration>
    <meta:editing-cycles>1</meta:editing-cycles>
    <meta:document-statistic meta:table-count="2" meta:cell-count="752" meta:object-count="0"/>
    <meta:generator>LibreOffice/7.5.4.2$Windows_X86_64 LibreOffice_project/36ccfdc35048b057fd9854c757a8b67ec53977b6</meta:generator>
  </office:meta>
</office:document-meta>
</file>